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er1 - c++" table:style-name="ta1">
        <table:shapes>
          <draw:frame draw:z-index="0" draw:style-name="gr1" draw:text-style-name="P1" svg:width="11.045cm" svg:height="8.074cm" svg:x="1.045cm" svg:y="5.047cm">
            <draw:object draw:notify-on-update-of-ranges="'exer1 - c++'.A2:'exer1 - c++'.A8 'exer1 - c++'.B1:'exer1 - c++'.B1 'exer1 - c++'.B2:'exer1 - c++'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492cm" svg:height="8.419cm" svg:x="30.483cm" svg:y="4.942cm">
            <draw:object draw:notify-on-update-of-ranges="'exer1 - c++'.A2:'exer1 - c++'.A8 'exer1 - c++'.C1:'exer1 - c++'.C1 'exer1 - c++'.C2:'exer1 - c++'.C8 'exer1 - c++'.D1:'exer1 - c++'.D1 'exer1 - c++'.D2:'exer1 - c++'.D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4.768cm" svg:height="9.111cm" svg:x="13.256cm" svg:y="5.073cm">
            <draw:object draw:notify-on-update-of-ranges="'exer1 - c++'.M2:'exer1 - c++'.M8 'exer1 - c++'.K2:'exer1 - c++'.K2 'exer1 - c++'.B2:'exer1 - c++'.B8 'exer1 - c++'.K3:'exer1 - c++'.K3 'exer1 - c++'.N2:'exer1 - c++'.N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1 – Std</text:p>
          </table:table-cell>
          <table:table-cell office:value-type="string" calcext:value-type="string">
            <text:p>L2 – Std</text:p>
          </table:table-cell>
          <table:table-cell table:number-columns-repeated="8"/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24477" calcext:value-type="float">
            <text:p>0,24477</text:p>
          </table:table-cell>
          <table:table-cell office:value-type="float" office:value="244806664" calcext:value-type="float">
            <text:p>244806664</text:p>
          </table:table-cell>
          <table:table-cell office:value-type="float" office:value="42692166" calcext:value-type="float">
            <text:p>42692166</text:p>
          </table:table-cell>
          <table:table-cell table:number-columns-repeated="6"/>
          <table:table-cell office:value-type="string" calcext:value-type="string">
            <text:p>C++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.261" calcext:value-type="float">
            <text:p>0,26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64234" calcext:value-type="float">
            <text:p>1,64234</text:p>
          </table:table-cell>
          <table:table-cell office:value-type="float" office:value="1224650781" calcext:value-type="float">
            <text:p>1224650781</text:p>
          </table:table-cell>
          <table:table-cell office:value-type="float" office:value="256217363" calcext:value-type="float">
            <text:p>256217363</text:p>
          </table:table-cell>
          <table:table-cell table:number-columns-repeated="6"/>
          <table:table-cell office:value-type="string" calcext:value-type="string">
            <text:p>Java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.179" calcext:value-type="float">
            <text:p>2,17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.74684" calcext:value-type="float">
            <text:p>4,74684</text:p>
          </table:table-cell>
          <table:table-cell office:value-type="float" office:value="3520341095" calcext:value-type="float">
            <text:p>3520341095</text:p>
          </table:table-cell>
          <table:table-cell office:value-type="float" office:value="1700444516" calcext:value-type="float">
            <text:p>1700444516</text:p>
          </table:table-cell>
          <table:table-cell table:number-columns-repeated="8"/>
          <table:table-cell office:value-type="float" office:value="1400" calcext:value-type="float">
            <text:p>1400</text:p>
          </table:table-cell>
          <table:table-cell office:value-type="float" office:value="5.568" calcext:value-type="float">
            <text:p>5,56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2.386" calcext:value-type="float">
            <text:p>22,386</text:p>
          </table:table-cell>
          <table:table-cell office:value-type="float" office:value="9059253458" calcext:value-type="float">
            <text:p>9059253458</text:p>
          </table:table-cell>
          <table:table-cell office:value-type="float" office:value="8873232145" calcext:value-type="float">
            <text:p>8873232145</text:p>
          </table:table-cell>
          <table:table-cell table:number-columns-repeated="8"/>
          <table:table-cell office:value-type="float" office:value="1800" calcext:value-type="float">
            <text:p>1800</text:p>
          </table:table-cell>
          <table:table-cell office:value-type="float" office:value="23.187" calcext:value-type="float">
            <text:p>23,18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8.3412" calcext:value-type="float">
            <text:p>48,3412</text:p>
          </table:table-cell>
          <table:table-cell office:value-type="float" office:value="17644124045" calcext:value-type="float">
            <text:p>17644124045</text:p>
          </table:table-cell>
          <table:table-cell office:value-type="float" office:value="25375241449" calcext:value-type="float">
            <text:p>25375241449</text:p>
          </table:table-cell>
          <table:table-cell table:number-columns-repeated="8"/>
          <table:table-cell office:value-type="float" office:value="2200" calcext:value-type="float">
            <text:p>2200</text:p>
          </table:table-cell>
          <table:table-cell office:value-type="float" office:value="48.726" calcext:value-type="float">
            <text:p>48,72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86.2234" calcext:value-type="float">
            <text:p>86,2234</text:p>
          </table:table-cell>
          <table:table-cell office:value-type="float" office:value="30912266518" calcext:value-type="float">
            <text:p>30912266518</text:p>
          </table:table-cell>
          <table:table-cell office:value-type="float" office:value="52844144647" calcext:value-type="float">
            <text:p>52844144647</text:p>
          </table:table-cell>
          <table:table-cell table:number-columns-repeated="8"/>
          <table:table-cell office:value-type="float" office:value="2600" calcext:value-type="float">
            <text:p>2600</text:p>
          </table:table-cell>
          <table:table-cell office:value-type="float" office:value="86.293" calcext:value-type="float">
            <text:p>86,29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3.751" calcext:value-type="float">
            <text:p>143,751</text:p>
          </table:table-cell>
          <table:table-cell office:value-type="float" office:value="50317568625" calcext:value-type="float">
            <text:p>50317568625</text:p>
          </table:table-cell>
          <table:table-cell office:value-type="float" office:value="97470458573" calcext:value-type="float">
            <text:p>97470458573</text:p>
          </table:table-cell>
          <table:table-cell table:number-columns-repeated="8"/>
          <table:table-cell office:value-type="float" office:value="3000" calcext:value-type="float">
            <text:p>3000</text:p>
          </table:table-cell>
          <table:table-cell office:value-type="float" office:value="140.909" calcext:value-type="float">
            <text:p>140,909</text:p>
          </table:table-cell>
        </table:table-row>
      </table:table>
      <table:table table:name="exerc2.1 - c++" table:style-name="ta1">
        <table:shapes>
          <draw:frame draw:z-index="0" draw:style-name="gr1" draw:text-style-name="P1" svg:width="15.997cm" svg:height="9.005cm" svg:x="13.877cm" svg:y="1.009cm">
            <draw:object draw:notify-on-update-of-ranges="'exerc2.1 - c++'.B3:'exerc2.1 - c++'.B9 'exerc2.1 - c++'.A3:'exerc2.1 - c++'.A3 'exerc2.1 - c++'.C3:'exerc2.1 - c++'.C9 'exerc2.1 - c++'.A11:'exerc2.1 - c++'.A11 'exerc2.1 - c++'.C11:'exerc2.1 - c++'.C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2.473cm" svg:height="6.933cm" svg:x="2.368cm" svg:y="14.689cm">
            <draw:object draw:notify-on-update-of-ranges="'exerc2.1 - c++'.B3:'exerc2.1 - c++'.B9 'exerc2.1 - c++'.D2:'exerc2.1 - c++'.D2 'exerc2.1 - c++'.D3:'exerc2.1 - c++'.D9 'exerc2.1 - c++'.E2:'exerc2.1 - c++'.E2 'exerc2.1 - c++'.E3:'exerc2.1 - c++'.E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15.143cm" svg:height="7.597cm" svg:x="16.796cm" svg:y="14.237cm">
            <draw:object draw:notify-on-update-of-ranges="'exerc2.1 - c++'.B3:'exerc2.1 - c++'.B9 'exer1 - c++'.C1:'exer1 - c++'.C1 'exer1 - c++'.C2:'exer1 - c++'.C8 'exer1 - c++'.D1:'exer1 - c++'.D1 'exer1 - c++'.D2:'exer1 - c++'.D8 'exerc2.1 - c++'.D2:'exerc2.1 - c++'.D2 'exerc2.1 - c++'.D3:'exerc2.1 - c++'.D9 'exerc2.1 - c++'.E2:'exerc2.1 - c++'.E2 'exerc2.1 - c++'.E3:'exerc2.1 - c++'.E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4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1 – LL</text:p>
          </table:table-cell>
          <table:table-cell office:value-type="string" calcext:value-type="string">
            <text:p>L2 – L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++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118653" calcext:value-type="float">
            <text:p>0,118653</text:p>
          </table:table-cell>
          <table:table-cell table:style-name="ce1" office:value-type="float" office:value="27109212" calcext:value-type="float">
            <text:p>27109212</text:p>
          </table:table-cell>
          <table:table-cell table:style-name="ce1" office:value-type="float" office:value="56647726" calcext:value-type="float">
            <text:p>5664772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45767" calcext:value-type="float">
            <text:p>0,645767</text:p>
          </table:table-cell>
          <table:table-cell table:style-name="ce1" office:value-type="float" office:value="125729167" calcext:value-type="float">
            <text:p>125729167</text:p>
          </table:table-cell>
          <table:table-cell table:style-name="ce1" office:value-type="float" office:value="257837400" calcext:value-type="float">
            <text:p>2578374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1.81505" calcext:value-type="float">
            <text:p>1,81505</text:p>
          </table:table-cell>
          <table:table-cell table:style-name="ce1" office:value-type="float" office:value="346028960" calcext:value-type="float">
            <text:p>346028960</text:p>
          </table:table-cell>
          <table:table-cell table:style-name="ce1" office:value-type="float" office:value="700519840" calcext:value-type="float">
            <text:p>70051984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3.88589" calcext:value-type="float">
            <text:p>3,88589</text:p>
          </table:table-cell>
          <table:table-cell table:style-name="ce1" office:value-type="float" office:value="745244062" calcext:value-type="float">
            <text:p>745244062</text:p>
          </table:table-cell>
          <table:table-cell table:style-name="ce1" office:value-type="float" office:value="1496961085" calcext:value-type="float">
            <text:p>149696108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200" calcext:value-type="float">
            <text:p>2200</text:p>
          </table:table-cell>
          <table:table-cell table:style-name="ce1" office:value-type="float" office:value="7.23302" calcext:value-type="float">
            <text:p>7,23302</text:p>
          </table:table-cell>
          <table:table-cell table:style-name="ce1" office:value-type="float" office:value="2077942527" calcext:value-type="float">
            <text:p>2077942527</text:p>
          </table:table-cell>
          <table:table-cell table:style-name="ce1" office:value-type="float" office:value="2733410635" calcext:value-type="float">
            <text:p>273341063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12.2297" calcext:value-type="float">
            <text:p>12,2297</text:p>
          </table:table-cell>
          <table:table-cell table:style-name="ce1" office:value-type="float" office:value="4412815940" calcext:value-type="float">
            <text:p>4412815940</text:p>
          </table:table-cell>
          <table:table-cell table:style-name="ce1" office:value-type="float" office:value="4528115554" calcext:value-type="float">
            <text:p>452811555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18.7943" calcext:value-type="float">
            <text:p>18,7943</text:p>
          </table:table-cell>
          <table:table-cell table:style-name="ce1" office:value-type="float" office:value="6779524738" calcext:value-type="float">
            <text:p>6779524738</text:p>
          </table:table-cell>
          <table:table-cell table:style-name="ce1" office:value-type="float" office:value="6953583334" calcext:value-type="float">
            <text:p>695358333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Java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162" calcext:value-type="float">
            <text:p>0,16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86" calcext:value-type="float">
            <text:p>0,886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2.331" calcext:value-type="float">
            <text:p>2,33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6.987" calcext:value-type="float">
            <text:p>6,987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2200" calcext:value-type="float">
            <text:p>2200</text:p>
          </table:table-cell>
          <table:table-cell table:style-name="ce1" office:value-type="float" office:value="12.716" calcext:value-type="float">
            <text:p>12,716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20.915" calcext:value-type="float">
            <text:p>20,915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2.138" calcext:value-type="float">
            <text:p>32,138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Racio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1]/[$'exer1 - c++'.B2]" office:value-type="float" office:value="0.661845814438044" calcext:value-type="float">
            <text:p>0,661845814438044</text:p>
          </table:table-cell>
          <table:table-cell table:formula="of:=[.C23]*100" office:value-type="float" office:value="66.1845814438044" calcext:value-type="float">
            <text:p>66,184581443804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2]/[$'exer1 - c++'.B3]" office:value-type="float" office:value="0.539474164911042" calcext:value-type="float">
            <text:p>0,539474164911042</text:p>
          </table:table-cell>
          <table:table-cell table:formula="of:=[.C24]*100" office:value-type="float" office:value="53.9474164911042" calcext:value-type="float">
            <text:p>53,947416491104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3]/[$'exer1 - c++'.B4]" office:value-type="float" office:value="0.491063528579013" calcext:value-type="float">
            <text:p>0,491063528579013</text:p>
          </table:table-cell>
          <table:table-cell table:formula="of:=[.C25]*100" office:value-type="float" office:value="49.1063528579013" calcext:value-type="float">
            <text:p>49,106352857901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4]/[$'exer1 - c++'.B5]" office:value-type="float" office:value="0.312114714553739" calcext:value-type="float">
            <text:p>0,312114714553739</text:p>
          </table:table-cell>
          <table:table-cell table:formula="of:=[.C26]*100" office:value-type="float" office:value="31.2114714553739" calcext:value-type="float">
            <text:p>31,211471455373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5]/[$'exer1 - c++'.B6]" office:value-type="float" office:value="0.263046842031228" calcext:value-type="float">
            <text:p>0,263046842031228</text:p>
          </table:table-cell>
          <table:table-cell table:formula="of:=[.C27]*100" office:value-type="float" office:value="26.3046842031228" calcext:value-type="float">
            <text:p>26,304684203122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6]/[$'exer1 - c++'.B7]" office:value-type="float" office:value="0.242567562865765" calcext:value-type="float">
            <text:p>0,242567562865765</text:p>
          </table:table-cell>
          <table:table-cell table:formula="of:=[.C28]*100" office:value-type="float" office:value="24.2567562865765" calcext:value-type="float">
            <text:p>24,256756286576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7]/[$'exer1 - c++'.B8]" office:value-type="float" office:value="0.223567140402502" calcext:value-type="float">
            <text:p>0,223567140402502</text:p>
          </table:table-cell>
          <table:table-cell table:formula="of:=[.C29]*100" office:value-type="float" office:value="22.3567140402502" calcext:value-type="float">
            <text:p>22,3567140402502</text:p>
          </table:table-cell>
          <table:table-cell/>
          <table:table-cell office:value-type="string" calcext:value-type="string">
            <text:p>Media: </text:p>
          </table:table-cell>
          <table:table-cell table:formula="of:=([.D23]+[.D24]+[.D25]+[.D26]+[.D27]+[.D28]+[.E29])/7" office:value-type="float" office:value="35.8587518196976" calcext:value-type="float">
            <text:p>35,8587518196976</text:p>
          </table:table-cell>
        </table:table-row>
      </table:table>
      <table:table table:name="exerc2_2 - c++" table:style-name="ta1">
        <table:shapes>
          <draw:frame draw:z-index="0" draw:style-name="gr1" draw:text-style-name="P1" svg:width="15.999cm" svg:height="8.999cm" svg:x="0.817cm" svg:y="3.049cm">
            <draw:object draw:notify-on-update-of-ranges="'exerc2_2 - c++'.A2:'exerc2_2 - c++'.A5 'exerc2_2 - c++'.B1:'exerc2_2 - c++'.B1 'exerc2_2 - c++'.B2:'exerc2_2 - c++'.B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97cm" svg:height="9.005cm" svg:x="0.991cm" svg:y="12.723cm">
            <draw:object draw:notify-on-update-of-ranges="'exerc2_2 - c++'.A2:'exerc2_2 - c++'.A5 'exerc2_2 - c++'.C1:'exerc2_2 - c++'.C1 'exerc2_2 - c++'.C2:'exerc2_2 - c++'.C5 'exerc2_2 - c++'.D1:'exerc2_2 - c++'.D1 'exerc2_2 - c++'.D2:'exerc2_2 - c++'.D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8.592" calcext:value-type="float">
            <text:p>48,592</text:p>
          </table:table-cell>
          <table:table-cell office:value-type="float" office:value="17706558510" calcext:value-type="float">
            <text:p>17706558510</text:p>
          </table:table-cell>
          <table:table-cell office:value-type="float" office:value="17334730364" calcext:value-type="float">
            <text:p>17334730364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164.263" calcext:value-type="float">
            <text:p>164,263</text:p>
          </table:table-cell>
          <table:table-cell office:value-type="float" office:value="59730941193" calcext:value-type="float">
            <text:p>59730941193</text:p>
          </table:table-cell>
          <table:table-cell office:value-type="float" office:value="58586319984" calcext:value-type="float">
            <text:p>5858631998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91.563" calcext:value-type="float">
            <text:p>391,563</text:p>
          </table:table-cell>
          <table:table-cell office:value-type="float" office:value="141493834397" calcext:value-type="float">
            <text:p>141493834397</text:p>
          </table:table-cell>
          <table:table-cell office:value-type="float" office:value="141056388335" calcext:value-type="float">
            <text:p>141056388335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765.795" calcext:value-type="float">
            <text:p>765,795</text:p>
          </table:table-cell>
          <table:table-cell office:value-type="float" office:value="276062704903" calcext:value-type="float">
            <text:p>276062704903</text:p>
          </table:table-cell>
          <table:table-cell office:value-type="float" office:value="296076335537" calcext:value-type="float">
            <text:p>2960763355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-00-0000</text:date>, <text:time style:data-style-name="N2" text:time-value="16:53:06.1921664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07T18:18:25.332265313</dc:date>
    <meta:editing-duration>PT1H17M36S</meta:editing-duration>
    <meta:editing-cycles>11</meta:editing-cycles>
    <meta:generator>LibreOffice/6.4.6.2$Linux_X86_64 LibreOffice_project/40$Build-2</meta:generator>
    <meta:document-statistic meta:table-count="3" meta:cell-count="135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046cm" svg:height="8.075cm" xlink:href=".." xlink:type="simple" chart:class="chart:line" chart:style-name="ch1">
        <chart:title svg:x="1.273cm" svg:y="0.297cm" chart:style-name="ch2">
          <text:p>Algoritmo de multiplicação standard - C++</text:p>
        </chart:title>
        <chart:subtitle svg:x="2.847cm" svg:y="1.237cm" chart:style-name="ch3">
          <text:p>Tempo em função do tamanho</text:p>
        </chart:subtitle>
        <chart:plot-area chart:style-name="ch4" table:cell-range-address="'exer1 - c++'.A1:'exer1 - c++'.B8" chart:data-source-has-labels="both" svg:x="1.231cm" svg:y="2.081cm" svg:width="9.595cm" svg:height="4.852cm">
          <chartooo:coordinate-region svg:x="1.852cm" svg:y="2.28cm" svg:width="8.416cm" svg:height="4.006cm"/>
          <chart:axis chart:dimension="x" chart:name="primary-x" chart:style-name="ch5" chartooo:axis-type="auto">
            <chartooo:date-scale/>
            <chart:title svg:x="4.582cm" svg:y="7.094cm" chart:style-name="ch6">
              <text:p>Tamanho da matriz</text:p>
            </chart:title>
            <chart:categories table:cell-range-address="'exer1 - c++'.A2:'exer1 - c++'.A8"/>
          </chart:axis>
          <chart:axis chart:dimension="y" chart:name="primary-y" chart:style-name="ch5">
            <chart:title svg:x="0.451cm" svg:y="6.668cm" chart:style-name="ch7">
              <text:p>Tempo de processamento (s)</text:p>
            </chart:title>
            <chart:grid chart:style-name="ch8" chart:class="major"/>
          </chart:axis>
          <chart:series chart:style-name="ch9" chart:values-cell-range-address="'exer1 - c++'.B2:'exer1 - c++'.B8" chart:label-cell-address="'exer1 - c++'.B1:'exer1 - c++'.B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'exer1 - c++'.B1:'exer1 - c++'.B1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exer1 - c++'.A2:'exer1 - c++'.A8</svg:desc>
                </draw:g>
              </table:table-cell>
              <table:table-cell office:value-type="float" office:value="0.24477">
                <text:p>0.24477</text:p>
                <draw:g>
                  <svg:desc>'exer1 - c++'.B2:'exer1 - c++'.B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64234">
                <text:p>1.6423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4.74684">
                <text:p>4.7468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22.386">
                <text:p>22.38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48.3412">
                <text:p>48.3412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86.2234">
                <text:p>86.223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43.751">
                <text:p>143.7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0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493cm" svg:height="8.42cm" xlink:href=".." xlink:type="simple" chart:class="chart:line" chart:style-name="ch1">
        <chart:title svg:x="0.048cm" svg:y="0.304cm" chart:style-name="ch2">
          <text:p>Evolução de "data cache misses" em função do tamanho da matriz</text:p>
        </chart:title>
        <chart:subtitle svg:x="5.419cm" svg:y="1.251cm" chart:style-name="ch3">
          <text:p>Cache L1 e L2</text:p>
        </chart:subtitle>
        <chart:legend chart:legend-position="end" svg:x="10.853cm" svg:y="3.662cm" style:legend-expansion="high" chart:style-name="ch4"/>
        <chart:plot-area chart:style-name="ch5" table:cell-range-address="'exer1 - c++'.A2:'exer1 - c++'.A8 'exer1 - c++'.C1:'exer1 - c++'.D8" chart:data-source-has-labels="both" svg:x="1.28cm" svg:y="2.102cm" svg:width="9.304cm" svg:height="5.169cm">
          <chartooo:coordinate-region svg:x="3.198cm" svg:y="2.301cm" svg:width="6.829cm" svg:height="4.323cm"/>
          <chart:axis chart:dimension="x" chart:name="primary-x" chart:style-name="ch6" chartooo:axis-type="auto">
            <chartooo:date-scale/>
            <chart:title svg:x="4.711cm" svg:y="7.439cm" chart:style-name="ch7">
              <text:p>Tamanho matriz</text:p>
            </chart:title>
            <chart:categories table:cell-range-address="'exer1 - c++'.A2:'exer1 - c++'.A8"/>
          </chart:axis>
          <chart:axis chart:dimension="y" chart:name="primary-y" chart:style-name="ch8">
            <chart:title svg:x="0.451cm" svg:y="6.106cm" chart:style-name="ch9">
              <text:p>Data cache misses</text:p>
            </chart:title>
            <chart:grid chart:style-name="ch10" chart:class="major"/>
          </chart:axis>
          <chart:series chart:style-name="ch11" chart:values-cell-range-address="'exer1 - c++'.C2:'exer1 - c++'.C8" chart:label-cell-address="'exer1 - c++'.C1:'exer1 - c++'.C1" chart:class="chart:line">
            <chart:data-point chart:repeated="7"/>
          </chart:series>
          <chart:series chart:style-name="ch12" chart:values-cell-range-address="'exer1 - c++'.D2:'exer1 - c++'.D8" chart:label-cell-address="'exer1 - c++'.D1:'exer1 - c++'.D1" chart:class="chart:line">
            <chart:data-point chart:repeated="5"/>
            <chart:data-point chart:style-name="ch13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 – Std</text:p>
                <draw:g>
                  <svg:desc>'exer1 - c++'.C1:'exer1 - c++'.C1</svg:desc>
                </draw:g>
              </table:table-cell>
              <table:table-cell office:value-type="string">
                <text:p>L2 – Std</text:p>
                <draw:g>
                  <svg:desc>'exer1 - c++'.D1:'exer1 - c++'.D1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exer1 - c++'.A2:'exer1 - c++'.A8</svg:desc>
                </draw:g>
              </table:table-cell>
              <table:table-cell office:value-type="float" office:value="244806664">
                <text:p>244806664</text:p>
                <draw:g>
                  <svg:desc>'exer1 - c++'.C2:'exer1 - c++'.C8</svg:desc>
                </draw:g>
              </table:table-cell>
              <table:table-cell office:value-type="float" office:value="42692166">
                <text:p>42692166</text:p>
                <draw:g>
                  <svg:desc>'exer1 - c++'.D2:'exer1 - c++'.D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224650781">
                <text:p>1224650781</text:p>
              </table:table-cell>
              <table:table-cell office:value-type="float" office:value="256217363">
                <text:p>25621736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3520341095">
                <text:p>3520341095</text:p>
              </table:table-cell>
              <table:table-cell office:value-type="float" office:value="1700444516">
                <text:p>170044451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9059253458">
                <text:p>9059253458</text:p>
              </table:table-cell>
              <table:table-cell office:value-type="float" office:value="8873232145">
                <text:p>887323214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7644124045">
                <text:p>17644124045</text:p>
              </table:table-cell>
              <table:table-cell office:value-type="float" office:value="25375241449">
                <text:p>25375241449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30912266518">
                <text:p>30912266518</text:p>
              </table:table-cell>
              <table:table-cell office:value-type="float" office:value="52844144647">
                <text:p>5284414464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0317568625">
                <text:p>50317568625</text:p>
              </table:table-cell>
              <table:table-cell office:value-type="float" office:value="97470458573">
                <text:p>974704585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2.386cm" svg:y="0.316cm" chart:style-name="ch2">
          <text:p>Algoritmo de multiplicação linha por linha - C++ vs Java</text:p>
        </chart:title>
        <chart:subtitle svg:x="5.323cm" svg:y="1.275cm" chart:style-name="ch3">
          <text:p>Tempo em função do tamanho</text:p>
        </chart:subtitle>
        <chart:legend chart:legend-position="end" svg:x="13.913cm" svg:y="3.955cm" style:legend-expansion="high" chart:style-name="ch4"/>
        <chart:plot-area chart:style-name="ch5" table:cell-range-address="'exerc2.1 - c++'.B3:'exerc2.1 - c++'.C9 'exerc2.1 - c++'.A3:'exerc2.1 - c++'.A3 'exerc2.1 - c++'.A11:'exerc2.1 - c++'.A11 'exerc2.1 - c++'.C11:'exerc2.1 - c++'.C17" chart:data-source-has-labels="both" svg:x="1.33cm" svg:y="2.138cm" svg:width="12.264cm" svg:height="5.707cm">
          <chartooo:coordinate-region svg:x="1.951cm" svg:y="2.338cm" svg:width="11.271cm" svg:height="4.86cm"/>
          <chart:axis chart:dimension="x" chart:name="primary-x" chart:style-name="ch6" chartooo:axis-type="auto">
            <chartooo:date-scale/>
            <chart:title svg:x="6.016cm" svg:y="8.025cm" chart:style-name="ch7">
              <text:p>Tamanho da matriz</text:p>
            </chart:title>
            <chart:categories table:cell-range-address="'exerc2.1 - c++'.B3:'exerc2.1 - c++'.B9"/>
          </chart:axis>
          <chart:axis chart:dimension="y" chart:name="primary-y" chart:style-name="ch6">
            <chart:title svg:x="0.451cm" svg:y="6.927cm" chart:style-name="ch8">
              <text:p>Tempo de processamento</text:p>
            </chart:title>
            <chart:grid chart:style-name="ch9" chart:class="major"/>
          </chart:axis>
          <chart:series chart:style-name="ch10" chart:values-cell-range-address="'exerc2.1 - c++'.C3:'exerc2.1 - c++'.C9" chart:label-cell-address="'exerc2.1 - c++'.A3:'exerc2.1 - c++'.A3" chart:class="chart:line">
            <chart:data-point chart:repeated="7"/>
          </chart:series>
          <chart:series chart:style-name="ch11" chart:values-cell-range-address="'exerc2.1 - c++'.C11:'exerc2.1 - c++'.C17" chart:label-cell-address="'exerc2.1 - c++'.A11:'exerc2.1 - c++'.A1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++</text:p>
                <draw:g>
                  <svg:desc>'exerc2.1 - c++'.A3:'exerc2.1 - c++'.A3</svg:desc>
                </draw:g>
              </table:table-cell>
              <table:table-cell office:value-type="string">
                <text:p>Java</text:p>
                <draw:g>
                  <svg:desc>'exerc2.1 - c++'.A11:'exerc2.1 - c++'.A11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exerc2.1 - c++'.B3:'exerc2.1 - c++'.B9</svg:desc>
                </draw:g>
              </table:table-cell>
              <table:table-cell office:value-type="float" office:value="0.118653">
                <text:p>0.118653</text:p>
                <draw:g>
                  <svg:desc>'exerc2.1 - c++'.C3:'exerc2.1 - c++'.C9</svg:desc>
                </draw:g>
              </table:table-cell>
              <table:table-cell office:value-type="float" office:value="0.162">
                <text:p>0.162</text:p>
                <draw:g>
                  <svg:desc>'exerc2.1 - c++'.C11:'exerc2.1 - c++'.C17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45767">
                <text:p>0.645767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.81505">
                <text:p>1.81505</text:p>
              </table:table-cell>
              <table:table-cell office:value-type="float" office:value="2.331">
                <text:p>2.33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3.88589">
                <text:p>3.88589</text:p>
              </table:table-cell>
              <table:table-cell office:value-type="float" office:value="6.987">
                <text:p>6.987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7.23302">
                <text:p>7.23302</text:p>
              </table:table-cell>
              <table:table-cell office:value-type="float" office:value="12.716">
                <text:p>12.716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2.2297">
                <text:p>12.2297</text:p>
              </table:table-cell>
              <table:table-cell office:value-type="float" office:value="20.915">
                <text:p>20.91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8.7943">
                <text:p>18.7943</text:p>
              </table:table-cell>
              <table:table-cell office:value-type="float" office:value="32.138">
                <text:p>32.1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769cm" svg:height="9.112cm" xlink:href=".." xlink:type="simple" chart:class="chart:line" chart:style-name="ch1">
        <chart:title svg:x="2.287cm" svg:y="0.318cm" chart:style-name="ch2">
          <text:p>Algoritmo de multiplicação standard - C++ vs Java</text:p>
        </chart:title>
        <chart:subtitle svg:x="4.708cm" svg:y="1.279cm" chart:style-name="ch3">
          <text:p>Tempo em função do tamanho</text:p>
        </chart:subtitle>
        <chart:legend chart:legend-position="end" svg:x="12.684cm" svg:y="4.008cm" style:legend-expansion="high" chart:style-name="ch4"/>
        <chart:plot-area chart:style-name="ch5" table:cell-range-address="'exer1 - c++'.M2:'exer1 - c++'.N8 'exer1 - c++'.K2:'exer1 - c++'.K3 'exer1 - c++'.B2:'exer1 - c++'.B8" chart:data-source-has-labels="both" svg:x="1.306cm" svg:y="2.144cm" svg:width="11.083cm" svg:height="5.805cm">
          <chartooo:coordinate-region svg:x="1.927cm" svg:y="2.343cm" svg:width="9.904cm" svg:height="4.959cm"/>
          <chart:axis chart:dimension="x" chart:name="primary-x" chart:style-name="ch6" chartooo:axis-type="auto">
            <chartooo:date-scale/>
            <chart:title svg:x="5.401cm" svg:y="8.131cm" chart:style-name="ch7">
              <text:p>Tamanho da matriz</text:p>
            </chart:title>
            <chart:categories table:cell-range-address="'exer1 - c++'.M2:'exer1 - c++'.M8"/>
          </chart:axis>
          <chart:axis chart:dimension="y" chart:name="primary-y" chart:style-name="ch6">
            <chart:title svg:x="0.451cm" svg:y="6.942cm" chart:style-name="ch8">
              <text:p>Tempode processamento</text:p>
            </chart:title>
            <chart:grid chart:style-name="ch9" chart:class="major"/>
          </chart:axis>
          <chart:series chart:style-name="ch10" chart:values-cell-range-address="'exer1 - c++'.B2:'exer1 - c++'.B8" chart:label-cell-address="'exer1 - c++'.K2:'exer1 - c++'.K2" chart:class="chart:line">
            <chart:data-point chart:repeated="7"/>
          </chart:series>
          <chart:series chart:style-name="ch11" chart:values-cell-range-address="'exer1 - c++'.N2:'exer1 - c++'.N8" chart:label-cell-address="'exer1 - c++'.K3:'exer1 - c++'.K3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++</text:p>
                <draw:g>
                  <svg:desc>'exer1 - c++'.K2:'exer1 - c++'.K2</svg:desc>
                </draw:g>
              </table:table-cell>
              <table:table-cell office:value-type="string">
                <text:p>Java</text:p>
                <draw:g>
                  <svg:desc>'exer1 - c++'.K3:'exer1 - c++'.K3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exer1 - c++'.M2:'exer1 - c++'.M8</svg:desc>
                </draw:g>
              </table:table-cell>
              <table:table-cell office:value-type="float" office:value="0.24477">
                <text:p>0.24477</text:p>
                <draw:g>
                  <svg:desc>'exer1 - c++'.B2:'exer1 - c++'.B8</svg:desc>
                </draw:g>
              </table:table-cell>
              <table:table-cell office:value-type="float" office:value="0.261">
                <text:p>0.261</text:p>
                <draw:g>
                  <svg:desc>'exer1 - c++'.N2:'exer1 - c++'.N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64234">
                <text:p>1.64234</text:p>
              </table:table-cell>
              <table:table-cell office:value-type="float" office:value="2.179">
                <text:p>2.179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4.74684">
                <text:p>4.74684</text:p>
              </table:table-cell>
              <table:table-cell office:value-type="float" office:value="5.568">
                <text:p>5.568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22.386">
                <text:p>22.386</text:p>
              </table:table-cell>
              <table:table-cell office:value-type="float" office:value="23.187">
                <text:p>23.187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48.3412">
                <text:p>48.3412</text:p>
              </table:table-cell>
              <table:table-cell office:value-type="float" office:value="48.726">
                <text:p>48.726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86.2234">
                <text:p>86.2234</text:p>
              </table:table-cell>
              <table:table-cell office:value-type="float" office:value="86.293">
                <text:p>86.29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43.751">
                <text:p>143.751</text:p>
              </table:table-cell>
              <table:table-cell office:value-type="float" office:value="140.909">
                <text:p>140.9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35cm" svg:y="0.316cm" chart:style-name="ch2">
          <text:p>Tempo em função do tamanho da matriz</text:p>
        </chart:title>
        <chart:subtitle svg:x="4.57cm" svg:y="1.275cm" chart:style-name="ch3">
          <text:p>Algoritmo multiplicação por linha  - C++</text:p>
        </chart:subtitle>
        <chart:legend chart:legend-position="end" svg:x="13.889cm" svg:y="4.201cm" style:legend-expansion="high" chart:style-name="ch4"/>
        <chart:plot-area chart:style-name="ch5" table:cell-range-address="'exerc2_2 - c++'.A1:'exerc2_2 - c++'.B5" chart:data-source-has-labels="both" svg:x="1.331cm" svg:y="2.138cm" svg:width="12.238cm" svg:height="5.701cm">
          <chartooo:coordinate-region svg:x="2.138cm" svg:y="2.337cm" svg:width="10.966cm" svg:height="4.855cm"/>
          <chart:axis chart:dimension="x" chart:name="primary-x" chart:style-name="ch6" chartooo:axis-type="auto">
            <chartooo:date-scale/>
            <chart:title svg:x="6.004cm" svg:y="8.019cm" chart:style-name="ch7">
              <text:p>Tamanho da matriz</text:p>
            </chart:title>
            <chart:categories table:cell-range-address="'exerc2_2 - c++'.A2:'exerc2_2 - c++'.A5"/>
          </chart:axis>
          <chart:axis chart:dimension="y" chart:name="primary-y" chart:style-name="ch6">
            <chart:title svg:x="0.451cm" svg:y="6.924cm" chart:style-name="ch8">
              <text:p>Tempo de processamento</text:p>
            </chart:title>
            <chart:grid chart:style-name="ch9" chart:class="major"/>
          </chart:axis>
          <chart:series chart:style-name="ch10" chart:values-cell-range-address="'exerc2_2 - c++'.B2:'exerc2_2 - c++'.B5" chart:label-cell-address="'exerc2_2 - c++'.B1:'exerc2_2 - c++'.B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'exerc2_2 - c++'.B1:'exerc2_2 - c++'.B1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'exerc2_2 - c++'.A2:'exerc2_2 - c++'.A5</svg:desc>
                </draw:g>
              </table:table-cell>
              <table:table-cell office:value-type="float" office:value="48.592">
                <text:p>48.592</text:p>
                <draw:g>
                  <svg:desc>'exerc2_2 - c++'.B2:'exerc2_2 - c++'.B5</svg:desc>
                </draw:g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164.263">
                <text:p>164.263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391.563">
                <text:p>391.563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765.795">
                <text:p>765.7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0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2.478cm" svg:y="0.295cm" chart:style-name="ch2">
          <text:p>"Data Cache Misses" em função do tamanho da matriz</text:p>
        </chart:title>
        <chart:subtitle svg:x="4.026cm" svg:y="1.275cm" chart:style-name="ch3">
          <text:p>Algoritmo Multiplicação Linha por LInha - C++</text:p>
        </chart:subtitle>
        <chart:legend chart:legend-position="end" svg:x="14.284cm" svg:y="3.955cm" style:legend-expansion="high" chart:style-name="ch4"/>
        <chart:plot-area chart:style-name="ch5" table:cell-range-address="'exerc2_2 - c++'.A2:'exerc2_2 - c++'.A5 'exerc2_2 - c++'.C1:'exerc2_2 - c++'.D5" chart:data-source-has-labels="both" svg:x="1.33cm" svg:y="2.138cm" svg:width="12.635cm" svg:height="5.707cm">
          <chartooo:coordinate-region svg:x="3.433cm" svg:y="2.337cm" svg:width="10.067cm" svg:height="4.861cm"/>
          <chart:axis chart:dimension="x" chart:name="primary-x" chart:style-name="ch6" chartooo:axis-type="auto">
            <chartooo:date-scale/>
            <chart:title svg:x="6.201cm" svg:y="8.025cm" chart:style-name="ch7">
              <text:p>Tamanho da matriz</text:p>
            </chart:title>
            <chart:categories table:cell-range-address="'exerc2_2 - c++'.A2:'exerc2_2 - c++'.A5"/>
          </chart:axis>
          <chart:axis chart:dimension="y" chart:name="primary-y" chart:style-name="ch8">
            <chart:title svg:x="0.451cm" svg:y="6.556cm" chart:style-name="ch9">
              <text:p>"Data Cache Misses"</text:p>
            </chart:title>
            <chart:grid chart:style-name="ch10" chart:class="major"/>
          </chart:axis>
          <chart:series chart:style-name="ch11" chart:values-cell-range-address="'exerc2_2 - c++'.C2:'exerc2_2 - c++'.C5" chart:label-cell-address="'exerc2_2 - c++'.C1:'exerc2_2 - c++'.C1" chart:class="chart:line">
            <chart:data-point chart:repeated="4"/>
          </chart:series>
          <chart:series chart:style-name="ch12" chart:values-cell-range-address="'exerc2_2 - c++'.D2:'exerc2_2 - c++'.D5" chart:label-cell-address="'exerc2_2 - c++'.D1:'exerc2_2 - c++'.D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</text:p>
                <draw:g>
                  <svg:desc>'exerc2_2 - c++'.C1:'exerc2_2 - c++'.C1</svg:desc>
                </draw:g>
              </table:table-cell>
              <table:table-cell office:value-type="string">
                <text:p>L2</text:p>
                <draw:g>
                  <svg:desc>'exerc2_2 - c++'.D1:'exerc2_2 - c++'.D1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'exerc2_2 - c++'.A2:'exerc2_2 - c++'.A5</svg:desc>
                </draw:g>
              </table:table-cell>
              <table:table-cell office:value-type="float" office:value="17706558510">
                <text:p>17706558510</text:p>
                <draw:g>
                  <svg:desc>'exerc2_2 - c++'.C2:'exerc2_2 - c++'.C5</svg:desc>
                </draw:g>
              </table:table-cell>
              <table:table-cell office:value-type="float" office:value="17334730364">
                <text:p>17334730364</text:p>
                <draw:g>
                  <svg:desc>'exerc2_2 - c++'.D2:'exerc2_2 - c++'.D5</svg:desc>
                </draw:g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59730941193">
                <text:p>59730941193</text:p>
              </table:table-cell>
              <table:table-cell office:value-type="float" office:value="58586319984">
                <text:p>58586319984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41493834397">
                <text:p>141493834397</text:p>
              </table:table-cell>
              <table:table-cell office:value-type="float" office:value="141056388335">
                <text:p>141056388335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276062704903">
                <text:p>276062704903</text:p>
              </table:table-cell>
              <table:table-cell office:value-type="float" office:value="296076335537">
                <text:p>2960763355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0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474cm" svg:height="6.934cm" xlink:href=".." xlink:type="simple" chart:class="chart:line" chart:style-name="ch1">
        <chart:title svg:x="1.934cm" svg:y="0.274cm" chart:style-name="ch2">
          <text:p>Data cache misses em função do tamanho</text:p>
        </chart:title>
        <chart:legend chart:legend-position="end" svg:x="9.992cm" svg:y="2.919cm" style:legend-expansion="high" chart:style-name="ch3"/>
        <chart:plot-area chart:style-name="ch4" table:cell-range-address="'exerc2.1 - c++'.B3:'exerc2.1 - c++'.B9 'exerc2.1 - c++'.D2:'exerc2.1 - c++'.E9" chart:data-source-has-labels="both" svg:x="1.26cm" svg:y="1.191cm" svg:width="8.483cm" svg:height="4.624cm">
          <chartooo:coordinate-region svg:x="2.993cm" svg:y="1.391cm" svg:width="6.378cm" svg:height="3.777cm"/>
          <chart:axis chart:dimension="x" chart:name="primary-x" chart:style-name="ch5" chartooo:axis-type="auto">
            <chartooo:date-scale/>
            <chart:title svg:x="4.055cm" svg:y="5.953cm" chart:style-name="ch6">
              <text:p>Tamanho da matriz</text:p>
            </chart:title>
            <chart:categories table:cell-range-address="'exerc2.1 - c++'.B3:'exerc2.1 - c++'.B9"/>
          </chart:axis>
          <chart:axis chart:dimension="y" chart:name="primary-y" chart:style-name="ch7">
            <chart:title svg:x="0.451cm" svg:y="4.923cm" chart:style-name="ch8">
              <text:p>Data cache misses</text:p>
            </chart:title>
            <chart:grid chart:style-name="ch9" chart:class="major"/>
          </chart:axis>
          <chart:series chart:style-name="ch10" chart:values-cell-range-address="'exerc2.1 - c++'.D3:'exerc2.1 - c++'.D9" chart:label-cell-address="'exerc2.1 - c++'.D2:'exerc2.1 - c++'.D2" chart:class="chart:line">
            <chart:data-point chart:repeated="7"/>
          </chart:series>
          <chart:series chart:style-name="ch11" chart:values-cell-range-address="'exerc2.1 - c++'.E3:'exerc2.1 - c++'.E9" chart:label-cell-address="'exerc2.1 - c++'.E2:'exerc2.1 - c++'.E2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 – LL</text:p>
                <draw:g>
                  <svg:desc>'exerc2.1 - c++'.D2:'exerc2.1 - c++'.D2</svg:desc>
                </draw:g>
              </table:table-cell>
              <table:table-cell office:value-type="string">
                <text:p>L2 – LL</text:p>
                <draw:g>
                  <svg:desc>'exerc2.1 - c++'.E2:'exerc2.1 - c++'.E2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exerc2.1 - c++'.B3:'exerc2.1 - c++'.B9</svg:desc>
                </draw:g>
              </table:table-cell>
              <table:table-cell office:value-type="float" office:value="27109212">
                <text:p>27109212</text:p>
                <draw:g>
                  <svg:desc>'exerc2.1 - c++'.D3:'exerc2.1 - c++'.D9</svg:desc>
                </draw:g>
              </table:table-cell>
              <table:table-cell office:value-type="float" office:value="56647726">
                <text:p>56647726</text:p>
                <draw:g>
                  <svg:desc>'exerc2.1 - c++'.E3:'exerc2.1 - c++'.E9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25729167">
                <text:p>125729167</text:p>
              </table:table-cell>
              <table:table-cell office:value-type="float" office:value="257837400">
                <text:p>25783740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346028960">
                <text:p>346028960</text:p>
              </table:table-cell>
              <table:table-cell office:value-type="float" office:value="700519840">
                <text:p>70051984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745244062">
                <text:p>745244062</text:p>
              </table:table-cell>
              <table:table-cell office:value-type="float" office:value="1496961085">
                <text:p>149696108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077942527">
                <text:p>2077942527</text:p>
              </table:table-cell>
              <table:table-cell office:value-type="float" office:value="2733410635">
                <text:p>2733410635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4412815940">
                <text:p>4412815940</text:p>
              </table:table-cell>
              <table:table-cell office:value-type="float" office:value="4528115554">
                <text:p>452811555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6779524738">
                <text:p>6779524738</text:p>
              </table:table-cell>
              <table:table-cell office:value-type="float" office:value="6953583334">
                <text:p>695358333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0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5308d" draw:fill-color="#55308d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svg:stroke-opacity="80%" draw:fill-color="#ff420e" draw:opacity="80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144cm" svg:height="7.598cm" xlink:href=".." xlink:type="simple" chart:class="chart:line" chart:column-mapping="0" chart:style-name="ch1">
        <chart:title svg:x="3.48cm" svg:y="0.286cm" chart:style-name="ch2">
          <text:p>Comparação de "data cache missings" 
nos algoritmos standard e linha por linha</text:p>
        </chart:title>
        <chart:legend chart:legend-position="end" svg:x="12.504cm" svg:y="2.753cm" style:legend-expansion="high" chart:style-name="ch3"/>
        <chart:plot-area chart:style-name="ch4" table:cell-range-address="'exerc2.1 - c++'.B3:'exerc2.1 - c++'.B9 'exer1 - c++'.C1:'exer1 - c++'.D8 'exerc2.1 - c++'.D2:'exerc2.1 - c++'.E9" chart:data-source-has-labels="both" svg:x="1.313cm" svg:y="1.72cm" svg:width="10.889cm" svg:height="4.746cm">
          <chartooo:coordinate-region svg:x="3.231cm" svg:y="1.92cm" svg:width="8.414cm" svg:height="3.899cm"/>
          <chart:axis chart:dimension="x" chart:name="primary-x" chart:style-name="ch5" chartooo:axis-type="auto">
            <chartooo:date-scale/>
            <chart:title svg:x="5.311cm" svg:y="6.617cm" chart:style-name="ch6">
              <text:p>Tamanho da matriz</text:p>
            </chart:title>
            <chart:categories table:cell-range-address="'exerc2.1 - c++'.B3:'exerc2.1 - c++'.B9"/>
          </chart:axis>
          <chart:axis chart:dimension="y" chart:name="primary-y" chart:style-name="ch7">
            <chart:title svg:x="0.451cm" svg:y="5.553cm" chart:style-name="ch8">
              <text:p>Data Cache Misses</text:p>
            </chart:title>
            <chart:grid chart:style-name="ch9" chart:class="major"/>
          </chart:axis>
          <chart:series chart:style-name="ch10" chart:values-cell-range-address="'exer1 - c++'.C2:'exer1 - c++'.C8" chart:label-cell-address="'exer1 - c++'.C1:'exer1 - c++'.C1" chart:class="chart:line">
            <chart:data-point chart:repeated="7"/>
          </chart:series>
          <chart:series chart:style-name="ch11" chart:values-cell-range-address="'exer1 - c++'.D2:'exer1 - c++'.D8" chart:label-cell-address="'exer1 - c++'.D1:'exer1 - c++'.D1" chart:class="chart:line">
            <chart:data-point chart:repeated="7"/>
          </chart:series>
          <chart:series chart:style-name="ch12" chart:values-cell-range-address="'exerc2.1 - c++'.D3:'exerc2.1 - c++'.D9" chart:label-cell-address="'exerc2.1 - c++'.D2:'exerc2.1 - c++'.D2" chart:class="chart:line">
            <chart:data-point chart:repeated="7"/>
          </chart:series>
          <chart:series chart:style-name="ch13" chart:values-cell-range-address="'exerc2.1 - c++'.E3:'exerc2.1 - c++'.E9" chart:label-cell-address="'exerc2.1 - c++'.E2:'exerc2.1 - c++'.E2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 – Std</text:p>
                <draw:g>
                  <svg:desc>'exer1 - c++'.C1:'exer1 - c++'.C1</svg:desc>
                </draw:g>
              </table:table-cell>
              <table:table-cell office:value-type="string">
                <text:p>L2 – Std</text:p>
                <draw:g>
                  <svg:desc>'exer1 - c++'.D1:'exer1 - c++'.D1</svg:desc>
                </draw:g>
              </table:table-cell>
              <table:table-cell office:value-type="string">
                <text:p>L1 – LL</text:p>
                <draw:g>
                  <svg:desc>'exerc2.1 - c++'.D2:'exerc2.1 - c++'.D2</svg:desc>
                </draw:g>
              </table:table-cell>
              <table:table-cell office:value-type="string">
                <text:p>L2 – LL</text:p>
                <draw:g>
                  <svg:desc>'exerc2.1 - c++'.E2:'exerc2.1 - c++'.E2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exerc2.1 - c++'.B3:'exerc2.1 - c++'.B9</svg:desc>
                </draw:g>
              </table:table-cell>
              <table:table-cell office:value-type="float" office:value="244806664">
                <text:p>244806664</text:p>
                <draw:g>
                  <svg:desc>'exer1 - c++'.C2:'exer1 - c++'.C8</svg:desc>
                </draw:g>
              </table:table-cell>
              <table:table-cell office:value-type="float" office:value="42692166">
                <text:p>42692166</text:p>
                <draw:g>
                  <svg:desc>'exer1 - c++'.D2:'exer1 - c++'.D8</svg:desc>
                </draw:g>
              </table:table-cell>
              <table:table-cell office:value-type="float" office:value="27109212">
                <text:p>27109212</text:p>
                <draw:g>
                  <svg:desc>'exerc2.1 - c++'.D3:'exerc2.1 - c++'.D9</svg:desc>
                </draw:g>
              </table:table-cell>
              <table:table-cell office:value-type="float" office:value="56647726">
                <text:p>56647726</text:p>
                <draw:g>
                  <svg:desc>'exerc2.1 - c++'.E3:'exerc2.1 - c++'.E9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224650781">
                <text:p>1224650781</text:p>
              </table:table-cell>
              <table:table-cell office:value-type="float" office:value="256217363">
                <text:p>256217363</text:p>
              </table:table-cell>
              <table:table-cell office:value-type="float" office:value="125729167">
                <text:p>125729167</text:p>
              </table:table-cell>
              <table:table-cell office:value-type="float" office:value="257837400">
                <text:p>25783740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3520341095">
                <text:p>3520341095</text:p>
              </table:table-cell>
              <table:table-cell office:value-type="float" office:value="1700444516">
                <text:p>1700444516</text:p>
              </table:table-cell>
              <table:table-cell office:value-type="float" office:value="346028960">
                <text:p>346028960</text:p>
              </table:table-cell>
              <table:table-cell office:value-type="float" office:value="700519840">
                <text:p>70051984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9059253458">
                <text:p>9059253458</text:p>
              </table:table-cell>
              <table:table-cell office:value-type="float" office:value="8873232145">
                <text:p>8873232145</text:p>
              </table:table-cell>
              <table:table-cell office:value-type="float" office:value="745244062">
                <text:p>745244062</text:p>
              </table:table-cell>
              <table:table-cell office:value-type="float" office:value="1496961085">
                <text:p>149696108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7644124045">
                <text:p>17644124045</text:p>
              </table:table-cell>
              <table:table-cell office:value-type="float" office:value="25375241449">
                <text:p>25375241449</text:p>
              </table:table-cell>
              <table:table-cell office:value-type="float" office:value="2077942527">
                <text:p>2077942527</text:p>
              </table:table-cell>
              <table:table-cell office:value-type="float" office:value="2733410635">
                <text:p>2733410635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30912266518">
                <text:p>30912266518</text:p>
              </table:table-cell>
              <table:table-cell office:value-type="float" office:value="52844144647">
                <text:p>52844144647</text:p>
              </table:table-cell>
              <table:table-cell office:value-type="float" office:value="4412815940">
                <text:p>4412815940</text:p>
              </table:table-cell>
              <table:table-cell office:value-type="float" office:value="4528115554">
                <text:p>452811555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0317568625">
                <text:p>50317568625</text:p>
              </table:table-cell>
              <table:table-cell office:value-type="float" office:value="97470458573">
                <text:p>97470458573</text:p>
              </table:table-cell>
              <table:table-cell office:value-type="float" office:value="6779524738">
                <text:p>6779524738</text:p>
              </table:table-cell>
              <table:table-cell office:value-type="float" office:value="6953583334">
                <text:p>695358333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